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 style:family="table">
      <style:table-properties style:width="16.499cm" fo:margin-left="0cm" table:align="left"/>
    </style:style>
    <style:style style:name="TECHNICAL.A" style:family="table-column">
      <style:table-column-properties style:column-width="0.531cm"/>
    </style:style>
    <style:style style:name="TECHNICAL.B" style:family="table-column">
      <style:table-column-properties style:column-width="2.432cm"/>
    </style:style>
    <style:style style:name="TECHNICAL.C" style:family="table-column">
      <style:table-column-properties style:column-width="2.734cm"/>
    </style:style>
    <style:style style:name="TECHNICAL.D" style:family="table-column">
      <style:table-column-properties style:column-width="3.958cm"/>
    </style:style>
    <style:style style:name="TECHNICAL.E" style:family="table-column">
      <style:table-column-properties style:column-width="3.956cm"/>
    </style:style>
    <style:style style:name="TECHNICAL.F" style:family="table-column">
      <style:table-column-properties style:column-width="2.887cm"/>
    </style:style>
    <style:style style:name="TECHNICAL.A1" style:family="table-cell">
      <style:table-cell-properties fo:padding-left="0.191cm" fo:padding-right="0.191cm" fo:padding-top="0cm" fo:padding-bottom="0cm" fo:border="0.5pt solid #000000" style:writing-mode="lr-tb"/>
    </style:style>
    <style:style style:name="TECHNICAL.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SOCIAL_5f_VALUES" style:display-name="SOCIAL_VALUES" style:family="table">
      <style:table-properties style:width="16.9cm" fo:margin-left="-0.3cm" table:align="left"/>
    </style:style>
    <style:style style:name="SOCIAL_5f_VALUES.A" style:display-name="SOCIAL_VALUES.A" style:family="table-column">
      <style:table-column-properties style:column-width="0.459cm"/>
    </style:style>
    <style:style style:name="SOCIAL_5f_VALUES.B" style:display-name="SOCIAL_VALUES.B" style:family="table-column">
      <style:table-column-properties style:column-width="2.752cm"/>
    </style:style>
    <style:style style:name="SOCIAL_5f_VALUES.C" style:display-name="SOCIAL_VALUES.C" style:family="table-column">
      <style:table-column-properties style:column-width="2.753cm"/>
    </style:style>
    <style:style style:name="SOCIAL_5f_VALUES.D" style:display-name="SOCIAL_VALUES.D" style:family="table-column">
      <style:table-column-properties style:column-width="3.978cm"/>
    </style:style>
    <style:style style:name="SOCIAL_5f_VALUES.E" style:display-name="SOCIAL_VALUES.E" style:family="table-column">
      <style:table-column-properties style:column-width="3.976cm"/>
    </style:style>
    <style:style style:name="SOCIAL_5f_VALUES.F" style:display-name="SOCIAL_VALUES.F" style:family="table-column">
      <style:table-column-properties style:column-width="2.983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OCIAL_5f_VALUES.B1" style:display-name="SOCIAL_VALUES.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CULTURAL_5f_FIT" style:display-name="CULTURAL_FIT" style:family="table">
      <style:table-properties style:width="16.799cm" fo:margin-left="-0.3cm" table:align="left"/>
    </style:style>
    <style:style style:name="CULTURAL_5f_FIT.A" style:display-name="CULTURAL_FIT.A" style:family="table-column">
      <style:table-column-properties style:column-width="0.6cm"/>
    </style:style>
    <style:style style:name="CULTURAL_5f_FIT.B" style:display-name="CULTURAL_FIT.B" style:family="table-column">
      <style:table-column-properties style:column-width="3.6cm"/>
    </style:style>
    <style:style style:name="CULTURAL_5f_FIT.D" style:display-name="CULTURAL_FIT.D" style:family="table-column">
      <style:table-column-properties style:column-width="3.581cm"/>
    </style:style>
    <style:style style:name="CULTURAL_5f_FIT.E" style:display-name="CULTURAL_FIT.E" style:family="table-column">
      <style:table-column-properties style:column-width="3.24cm"/>
    </style:style>
    <style:style style:name="CULTURAL_5f_FIT.F" style:display-name="CULTURAL_FIT.F" style:family="table-column">
      <style:table-column-properties style:column-width="2.178cm"/>
    </style:style>
    <style:style style:name="CULTURAL_5f_FIT.1" style:display-name="CULTURAL_FIT.1" style:family="table-row">
      <style:table-row-properties style:min-row-height="1.012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CULTURAL_5f_FIT.B1" style:display-name="CULTURAL_FIT.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Normal">
      <style:paragraph-properties fo:margin-top="0cm" fo:margin-bottom="0cm" style:contextual-spacing="false" fo:hyphenation-ladder-count="no-limit"/>
      <style:text-properties fo:hyphenate="true" loext:hyphenation-no-caps="false"/>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4" style:family="paragraph" style:parent-style-name="Normal">
      <style:paragraph-properties fo:margin-top="0cm" fo:margin-bottom="0cm" style:contextual-spacing="false"/>
      <style:text-properties fo:color="#5b9bd5" loext:opacity="100%" fo:font-weight="bold" style:font-weight-asian="bold"/>
    </style:style>
    <style:style style:name="P25"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style:style>
    <style:style style:name="P28" style:family="paragraph" style:parent-style-name="Heading_20_1">
      <style:text-properties fo:color="#0070c0" loext:opacity="100%"/>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3">
      <style:text-properties style:use-window-font-color="true" loext:opacity="0%"/>
    </style:style>
    <style:style style:name="P32" style:family="paragraph" style:parent-style-name="List_20_Paragraph" style:list-style-name="L1"/>
    <style:style style:name="P33" style:family="paragraph" style:parent-style-name="List_20_Paragraph" style:list-style-name="L1">
      <style:text-properties style:font-name-complex="Calibri" style:font-size-complex="12.5pt"/>
    </style:style>
    <style:style style:name="P34" style:family="paragraph" style:parent-style-name="List_20_Paragraph" style:list-style-name="L2">
      <style:paragraph-properties fo:hyphenation-ladder-count="no-limit"/>
      <style:text-properties fo:hyphenate="true" loext:hyphenation-no-caps="false"/>
    </style:style>
    <style:style style:name="P35" style:family="paragraph" style:parent-style-name="List_20_Paragraph" style:list-style-name="L3"/>
    <style:style style:name="P36" style:family="paragraph" style:parent-style-name="List_20_Paragraph" style:list-style-name="L4"/>
    <style:style style:name="P37" style:family="paragraph" style:parent-style-name="List_20_Paragraph" style:list-style-name="L5"/>
    <style:style style:name="P38" style:family="paragraph" style:parent-style-name="List_20_Paragraph" style:list-style-name="L6"/>
    <style:style style:name="P39"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0" style:family="paragraph" style:parent-style-name="Normal">
      <loext:graphic-properties draw:fill="none"/>
      <style:paragraph-properties fo:margin-left="0cm" fo:margin-right="-0.4cm" fo:margin-top="0cm" fo:margin-bottom="0cm" style:contextual-spacing="false" fo:line-height="100%" fo:hyphenation-ladder-count="no-limit" fo:text-indent="0cm" style:auto-text-indent="false" fo:background-color="transparent"/>
      <style:text-properties officeooo:rsid="00026b5f" officeooo:paragraph-rsid="00036212" fo:hyphenate="false" loext:hyphenation-no-caps="false"/>
    </style:style>
    <style:style style:name="P41" style:family="paragraph" style:parent-style-name="Normal">
      <style:text-properties officeooo:rsid="00026b5f" officeooo:paragraph-rsid="00036212"/>
    </style:style>
    <style:style style:name="P42" style:family="paragraph" style:parent-style-name="Normal">
      <style:paragraph-properties fo:margin-top="0cm" fo:margin-bottom="0cm" style:contextual-spacing="false" fo:line-height="100%" fo:text-align="center" style:justify-single-word="false"/>
      <style:text-properties officeooo:paragraph-rsid="00036212"/>
    </style:style>
    <style:style style:name="P43" style:family="paragraph" style:parent-style-name="Normal">
      <style:paragraph-properties fo:margin-top="0cm" fo:margin-bottom="0cm" style:contextual-spacing="false" fo:line-height="100%"/>
      <style:text-properties officeooo:paragraph-rsid="00036212"/>
    </style:style>
    <style:style style:name="P44" style:family="paragraph" style:parent-style-name="Normal">
      <style:paragraph-properties fo:margin-top="0cm" fo:margin-bottom="0cm" style:contextual-spacing="false" fo:line-height="100%" fo:text-align="center" style:justify-single-word="false"/>
      <style:text-properties fo:font-weight="bold" officeooo:paragraph-rsid="00036212" style:font-weight-asian="bold"/>
    </style:style>
    <style:style style:name="P45" style:family="paragraph" style:parent-style-name="Normal">
      <style:paragraph-properties fo:margin-top="0cm" fo:margin-bottom="0cm" style:contextual-spacing="false" fo:line-height="100%"/>
      <style:text-properties fo:font-weight="bold" officeooo:paragraph-rsid="00036212" style:font-weight-asian="bold"/>
    </style:style>
    <style:style style:name="P46" style:family="paragraph" style:parent-style-name="Normal">
      <style:paragraph-properties fo:margin-top="0cm" fo:margin-bottom="0cm" style:contextual-spacing="false" fo:line-height="100%"/>
      <style:text-properties fo:color="#5b9bd5" loext:opacity="100%" fo:font-weight="bold" officeooo:paragraph-rsid="00036212" style:font-weight-asian="bold"/>
    </style:style>
    <style:style style:name="P47" style:family="paragraph" style:parent-style-name="Normal">
      <style:paragraph-properties fo:hyphenation-ladder-count="no-limit"/>
      <style:text-properties fo:hyphenate="true" loext:hyphenation-no-caps="false"/>
    </style:style>
    <style:style style:name="P48" style:family="paragraph" style:parent-style-name="Normal">
      <style:paragraph-properties fo:hyphenation-ladder-count="no-limit"/>
      <style:text-properties officeooo:paragraph-rsid="00036212" fo:hyphenate="true" loext:hyphenation-no-caps="false"/>
    </style:style>
    <style:style style:name="P49" style:family="paragraph" style:parent-style-name="Normal">
      <style:text-properties officeooo:paragraph-rsid="00036212"/>
    </style:style>
    <style:style style:name="P50" style:family="paragraph" style:parent-style-name="Standard" style:list-style-name="L7">
      <style:text-properties officeooo:paragraph-rsid="00036212"/>
    </style:style>
    <style:style style:name="P51" style:family="paragraph" style:parent-style-name="Standard">
      <style:paragraph-properties fo:margin-top="0cm" fo:margin-bottom="0cm" style:contextual-spacing="false"/>
      <style:text-properties officeooo:paragraph-rsid="00036212"/>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style:style>
    <style:style style:name="T12" style:family="text">
      <style:text-properties fo:color="#0070c0" loext:opacity="100%" fo:font-weight="bold" style:font-weight-asian="bold"/>
    </style:style>
    <style:style style:name="T13" style:family="text">
      <style:text-properties fo:color="#5b9bd5" loext:opacity="100%" fo:font-weight="bold" style:font-weight-asian="bold"/>
    </style:style>
    <style:style style:name="T14" style:family="text">
      <style:text-properties fo:color="#5b9bd5" loext:opacity="100%" fo:font-weight="bold" officeooo:rsid="001b2182" style:font-weight-asian="bold"/>
    </style:style>
    <style:style style:name="T15" style:family="text">
      <style:text-properties fo:color="#5b9bd5" loext:opacity="100%" fo:font-weight="bold" officeooo:rsid="0021ded3" style:font-weight-asian="bold"/>
    </style:style>
    <style:style style:name="T16" style:family="text">
      <style:text-properties fo:background-color="#ffffff" loext:char-shading-value="0"/>
    </style:style>
    <style:style style:name="T17" style:family="text">
      <style:text-properties fo:color="#222222" loext:opacity="100%" style:font-name-asian="Times New Roman" style:language-asian="en" style:country-asian="GB" style:font-name-complex="Calibri" style:font-size-complex="12.5pt"/>
    </style:style>
    <style:style style:name="T18" style:family="text">
      <style:text-properties fo:color="#222222" loext:opacity="100%" style:font-name-asian="Times New Roman" style:language-asian="en" style:country-asian="GB" style:font-name-complex="Calibri" style:font-size-complex="12.5pt" style:font-style-complex="italic"/>
    </style:style>
    <style:style style:name="T19" style:family="text">
      <style:text-properties officeooo:rsid="00255230"/>
    </style:style>
    <style:style style:name="T20" style:family="text">
      <style:text-properties officeooo:rsid="001b2182"/>
    </style:style>
    <style:style style:name="T21" style:family="text">
      <style:text-properties officeooo:rsid="0021ded3"/>
    </style:style>
    <style:style style:name="T22" style:family="text">
      <style:text-properties officeooo:rsid="001fcb0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820036" office:target-frame-name="_top" xlink:show="replace" text:style-name="Internet_20_link" text:visited-style-name="Visited_20_Internet_20_Link"><text:span text:style-name="Hyperlink">How to make your proposal</text:span></text:a><text:a xlink:type="simple" xlink:href="#_Toc111820036" office:target-frame-name="_top" xlink:show="replace" text:style-name="Internet_20_link" text:visited-style-name="Visited_20_Internet_20_Link"><text:tab/>3</text:a></text:p>
          <text:p text:style-name="P15"><text:a xlink:type="simple" xlink:href="#_Toc111820037" office:target-frame-name="_top" xlink:show="replace" text:style-name="Internet_20_link" text:visited-style-name="Visited_20_Internet_20_Link"><text:span text:style-name="Hyperlink">Questions and evaluation criteria</text:span></text:a><text:a xlink:type="simple" xlink:href="#_Toc111820037" office:target-frame-name="_top" xlink:show="replace" text:style-name="Internet_20_link" text:visited-style-name="Visited_20_Internet_20_Link"><text:tab/>5</text:a></text:p>
          <text:p text:style-name="TOC_20_2"><text:a xlink:type="simple" xlink:href="#_Toc111820041" office:target-frame-name="_top" xlink:show="replace" text:style-name="Internet_20_link" text:visited-style-name="Visited_20_Internet_20_Link"><text:span text:style-name="Hyperlink">How to complete your 4. Price Schedule</text:span></text:a><text:a xlink:type="simple" xlink:href="#_Toc111820041" office:target-frame-name="_top" xlink:show="replace" text:style-name="Internet_20_link" text:visited-style-name="Visited_20_Internet_20_Link"><text:tab/>9</text:a></text:p>
          <text:p text:style-name="P15"><text:a xlink:type="simple" xlink:href="#_Toc111820042" office:target-frame-name="_top" xlink:show="replace" text:style-name="Internet_20_link" text:visited-style-name="Visited_20_Internet_20_Link"><text:span text:style-name="Hyperlink">Award Criteria</text:span></text:a><text:a xlink:type="simple" xlink:href="#_Toc111820042" office:target-frame-name="_top" xlink:show="replace" text:style-name="Internet_20_link" text:visited-style-name="Visited_20_Internet_20_Link"><text:tab/>10</text:a></text:p>
          <text:p text:style-name="TOC_20_2"><text:a xlink:type="simple" xlink:href="#_Toc111820043" office:target-frame-name="_top" xlink:show="replace" text:style-name="Internet_20_link" text:visited-style-name="Visited_20_Internet_20_Link"><text:span text:style-name="Hyperlink">Award process - What you need to do</text:span></text:a><text:a xlink:type="simple" xlink:href="#_Toc111820043" office:target-frame-name="_top" xlink:show="replace" text:style-name="Internet_20_link" text:visited-style-name="Visited_20_Internet_20_Link"><text:tab/>10</text:a></text:p>
          <text:p text:style-name="TOC_20_2"><text:a xlink:type="simple" xlink:href="#_Toc111820044" office:target-frame-name="_top" xlink:show="replace" text:style-name="Internet_20_link" text:visited-style-name="Visited_20_Internet_20_Link"><text:span text:style-name="Hyperlink">Award process - What we will do</text:span></text:a><text:a xlink:type="simple" xlink:href="#_Toc111820044" office:target-frame-name="_top" xlink:show="replace" text:style-name="Internet_20_link" text:visited-style-name="Visited_20_Internet_20_Link"><text:tab/>10</text:a></text:p>
          <text:p text:style-name="P16"><text:a xlink:type="simple" xlink:href="#_Toc111820045" office:target-frame-name="_top" xlink:show="replace" text:style-name="Internet_20_link" text:visited-style-name="Visited_20_Internet_20_Link"><text:span text:style-name="Hyperlink">Compliance Check</text:span></text:a><text:a xlink:type="simple" xlink:href="#_Toc111820045" office:target-frame-name="_top" xlink:show="replace" text:style-name="Internet_20_link" text:visited-style-name="Visited_20_Internet_20_Link"><text:tab/>10</text:a></text:p>
          <text:p text:style-name="P16"><text:a xlink:type="simple" xlink:href="#_Toc111820046" office:target-frame-name="_top" xlink:show="replace" text:style-name="Internet_20_link" text:visited-style-name="Visited_20_Internet_20_Link"><text:span text:style-name="Hyperlink">Technical Evaluation and Commercial Evaluation</text:span></text:a><text:a xlink:type="simple" xlink:href="#_Toc111820046" office:target-frame-name="_top" xlink:show="replace" text:style-name="Internet_20_link" text:visited-style-name="Visited_20_Internet_20_Link"><text:tab/>10</text:a></text:p>
          <text:p text:style-name="P16"><text:a xlink:type="simple" xlink:href="#_Toc111820047" office:target-frame-name="_top" xlink:show="replace" text:style-name="Internet_20_link" text:visited-style-name="Visited_20_Internet_20_Link"><text:span text:style-name="Hyperlink">Presentations</text:span></text:a><text:a xlink:type="simple" xlink:href="#_Toc111820047" office:target-frame-name="_top" xlink:show="replace" text:style-name="Internet_20_link" text:visited-style-name="Visited_20_Internet_20_Link"><text:tab/>10</text:a></text:p>
          <text:p text:style-name="P16"><text:a xlink:type="simple" xlink:href="#_Toc111820048" office:target-frame-name="_top" xlink:show="replace" text:style-name="Internet_20_link" text:visited-style-name="Visited_20_Internet_20_Link"><text:span text:style-name="Hyperlink">Award</text:span></text:a><text:a xlink:type="simple" xlink:href="#_Toc111820048" office:target-frame-name="_top" xlink:show="replace" text:style-name="Internet_20_link" text:visited-style-name="Visited_20_Internet_20_Link"><text:tab/>11</text:a></text:p>
          <text:p text:style-name="P15"><text:a xlink:type="simple" xlink:href="#_Toc111820049" office:target-frame-name="_top" xlink:show="replace" text:style-name="Internet_20_link" text:visited-style-name="Visited_20_Internet_20_Link"><text:span text:style-name="Hyperlink">Further Information</text:span></text:a><text:a xlink:type="simple" xlink:href="#_Toc111820049" office:target-frame-name="_top" xlink:show="replace" text:style-name="Internet_20_link" text:visited-style-name="Visited_20_Internet_20_Link"><text:tab/>11</text:a></text:p>
        </text:index-body>
      </text:table-of-content>
      <text:p text:style-name="Normal"/>
      <text:p text:style-name="P12"/>
      <text:p text:style-name="P11"><text:bookmark-start text:name="_Toc92688238"/></text:p>
      <text:h text:style-name="Heading_20_1" text:outline-level="1"><text:bookmark-start text:name="_Toc111820036"/><text:bookmark-start text:name="_Toc111568140"/><text:bookmark-start text:name="_Toc111475178"/><text:bookmark-start text:name="_Toc110266951"/><text:bookmark-start text:name="_Toc96061026"/>How to make your <text:bookmark-end text:name="_Toc111568140"/><text:bookmark-end text:name="_Toc111475178"/><text:bookmark-end text:name="_Toc110266951"/><text:bookmark-end text:name="_Toc96061026"/>proposal<text:bookmark-end text:name="_Toc111820036"/></text:h>
      <text:p text:style-name="Normal"/>
      <text:p text:style-name="Normal">Your proposal must be made by the organisation that will be responsible for providing the deliverables if your proposal is successful.</text:p>
      <text:p text:style-name="Normal">Remember to:</text:p>
      <text:list xml:id="list402469386" text:style-name="L1">
        <text:list-item>
          <text:p text:style-name="P32"><text:span text:style-name="Default_20_Paragraph_20_Font"><text:span text:style-name="T7">Decline this Proposal Pack if you do not wish to submit a response. If you Decline please provide a reason for doing so</text:span></text:span></text:p>
        </text:list-item>
        <text:list-item>
          <text:p text:style-name="P33">Submit your proposal via the Crown Commercial Services e-Sourcing Suite. <text:s/>We will only accept proposals that we receive through the Crown Commercial Services e-Sourcing Suite</text:p>
        </text:list-item>
        <text:list-item>
          <text:p text:style-name="P33">Submit your proposal in good time and before the proposal submission deadline</text:p>
        </text:list-item>
        <text:list-item>
          <text:p text:style-name="P33">Your proposal should be attached to the procurement event in the Crown Commercial Services e-Sourcing Suite</text:p>
        </text:list-item>
        <text:list-item>
          <text:p text:style-name="P33">Upload only those documents we have asked for in line with the requirements specified – any other supporting evidence, certificates for example, may be requested separately by us.</text:p>
        </text:list-item>
        <text:list-item>
          <text:p text:style-name="P33">Where multiple documents are required they can only be submitted within a single compressed file format – .zip files is the only acceptable compressed file format</text:p>
        </text:list-item>
        <text:list-item>
          <text:p text:style-name="P33">Make sure you answer every question</text:p>
        </text:list-item>
        <text:list-item>
          <text:p text:style-name="P33">Each question must be answered in its own right. You must not answer any of the questions by cross referencing other questions or other materials e.g. reports located on your website</text:p>
        </text:list-item>
        <text:list-item>
          <text:p text:style-name="P33">Check for messages in the Crown Commercial Services e-Sourcing Suite throughout the competition</text:p>
        </text:list-item>
        <text:list-item>
          <text:p text:style-name="P32"><text:span text:style-name="Default_20_Paragraph_20_Font"><text:span text:style-name="T7">Press the Submit Response button when your proposal is ready, otherwise we will not be able to see it.</text:span></text:span></text:p>
        </text:list-item>
        <text:list-item>
          <text:p text:style-name="P33">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077055208" text:style-name="L2">
        <text:list-item>
          <text:p text:style-name="P34"><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style-name="TableLine140640248524816">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style-name="TableLine140640248280448">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style-name="TableLine140640248281888">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640248615904">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640248545552">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40200995209180" text:continue-numbering="true" text:style-name="L2">
        <text:list-item>
          <text:p text:style-name="P34"><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640248546640">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style-name="TableLine140640248548976">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style-name="TableLine140640248556912">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style-name="TableLine140640248558000">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40202163398176" text:continue-numbering="true" text:style-name="L2">
        <text:list-item>
          <text:p text:style-name="P34"><text:span text:style-name="Default_20_Paragraph_20_Font"><text:span text:style-name="T9">Award Contacts</text:span></text:span> <text:span text:style-name="Default_20_Paragraph_20_Font"><text:span text:style-name="T9">-</text:span></text:span> Please provide details of where the Award Outcome should be directed. <text:s/>Your response must include their:</text:p>
          <text:list>
            <text:list-item>
              <text:p text:style-name="P34">Full Name</text:p>
            </text:list-item>
            <text:list-item>
              <text:p text:style-name="P34">Role/Title</text:p>
            </text:list-item>
            <text:list-item>
              <text:p text:style-name="P34">Registered Address</text:p>
            </text:list-item>
            <text:list-item>
              <text:p text:style-name="P34">Email Address</text:p>
            </text:list-item>
          </text:list>
        </text:list-item>
      </text:list>
      <text:p text:style-name="P11"/>
      <text:list xml:id="list140200481588869" text:continue-numbering="true" text:style-name="L2">
        <text:list-item>
          <text:p text:style-name="P34"><text:span text:style-name="Default_20_Paragraph_20_Font"><text:span text:style-name="T9">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640248547600">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style-name="TableLine140640248519216">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140640248205600">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1820037"/><text:bookmark-start text:name="_Toc111568141"/><text:bookmark-start text:name="_Toc111475179"/>Questions and evaluation criteria<text:bookmark-end text:name="_Toc111820037"/><text:bookmark-end text:name="_Toc111568141"/><text:bookmark-end text:name="_Toc111475179"/><text:bookmark-end text:name="_Toc110266952"/><text:bookmark-end text:name="_Toc96061027"/></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xml:id="list2128588905" text:style-name="L3">
        <text:list-item>
          <text:p text:style-name="P35"><text:bookmark-start text:name="_Hlk111643012"/><text:span text:style-name="Default_20_Paragraph_20_Font"><text:span text:style-name="T5">Quality</text:span></text:span></text:p>
          <text:list>
            <text:list-item>
              <text:p text:style-name="P35"><text:span text:style-name="Default_20_Paragraph_20_Font"><text:span text:style-name="T5">Technical</text:span></text:span></text:p>
            </text:list-item>
            <text:list-item>
              <text:p text:style-name="P35"><text:span text:style-name="Default_20_Paragraph_20_Font"><text:span text:style-name="T5">Social Value</text:span></text:span></text:p>
            </text:list-item>
            <text:list-item>
              <text:p text:style-name="P35"><text:span text:style-name="Default_20_Paragraph_20_Font"><text:span text:style-name="T5">Cultural Fit</text:span></text:span></text:p>
            </text:list-item>
          </text:list>
        </text:list-item>
        <text:list-item>
          <text:p text:style-name="P35"><text:span text:style-name="Default_20_Paragraph_20_Font"><text:span text:style-name="T5">Price</text:span></text:span><text:bookmark-end text:name="_Hlk111643012"/><text:span text:style-name="Default_20_Paragraph_20_Font"><text:span text:style-name="T12"><text:line-break/></text:span></text:span></text:p>
        </text:list-item>
      </text:list>
      <text:p text:style-name="Normal">Please answer all the following Quality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xt:bookmark-start text:name="_Toc111820038"/><text:bookmark-start text:name="_Toc111568142"/><text:bookmark-start text:name="_Toc111475180"/><text:bookmark-start text:name="_Toc110266953"/>«Insert_Technical_Title»<text:bookmark-end text:name="_Toc111820038"/><text:bookmark-end text:name="_Toc111568142"/><text:bookmark-end text:name="_Toc111475180"/><text:bookmark-end text:name="_Toc110266953"/></text:h>
      <text:p text:style-name="Normal">Guidelines:</text:p>
      <text:list xml:id="list518145386" text:style-name="L4">
        <text:list-item>
          <text:p text:style-name="P36">You must answer all the following questions</text:p>
        </text:list-item>
        <text:list-item>
          <text:p text:style-name="P36">Keep your responses as succinct as possible</text:p>
        </text:list-item>
      </text:list>
      <text:p text:style-name="P51"/>
      <table:table table:name="TECHNICAL" table:style-name="TECHNICAL">
        <table:table-column table:style-name="TECHNICAL.A"/>
        <table:table-column table:style-name="TECHNICAL.B"/>
        <table:table-column table:style-name="TECHNICAL.C"/>
        <table:table-column table:style-name="TECHNICAL.D"/>
        <table:table-column table:style-name="TECHNICAL.E"/>
        <table:table-column table:style-name="TECHNICAL.F"/>
        <table:table-row table:style-name="TableLine140637867902608">
          <table:table-cell table:style-name="TECHNICAL.A1" office:value-type="string">
            <text:p text:style-name="P44">#</text:p>
          </table:table-cell>
          <table:table-cell table:style-name="TECHNICAL.B1" office:value-type="string">
            <text:p text:style-name="P45">Question</text:p>
          </table:table-cell>
          <table:table-cell table:style-name="TECHNICAL.B1" office:value-type="string">
            <text:p text:style-name="P45"><text:span text:style-name="Default_20_Paragraph_20_Font">Additional Detail</text:span></text:p>
          </table:table-cell>
          <table:table-cell table:style-name="TECHNICAL.B1" office:value-type="string">
            <text:p text:style-name="P45"><text:span text:style-name="Default_20_Paragraph_20_Font">What good looks like</text:span></text:p>
          </table:table-cell>
          <table:table-cell table:style-name="TECHNICAL.A1" office:value-type="string">
            <text:p text:style-name="P45"/>
          </table:table-cell>
          <table:table-cell table:style-name="TECHNICAL.A1" office:value-type="string">
            <text:p text:style-name="P45">Response</text:p>
          </table:table-cell>
        </table:table-row>
        <table:table-row table:style-name="TableLine140639460467584">
          <table:table-cell table:style-name="TECHNICAL.A1" office:value-type="string">
            <text:p text:style-name="P42">1</text:p>
          </table:table-cell>
          <table:table-cell table:style-name="TECHNICAL.B1" office:value-type="string">
            <text:p text:style-name="P46">«Insert_Technical_Question_#n»</text:p>
            <text:p text:style-name="P46"/>
          </table:table-cell>
          <table:table-cell table:style-name="TECHNICAL.B1" office:value-type="string">
            <text:p text:style-name="P46">«Insert_Technical_Question_Additional_#»</text:p>
          </table:table-cell>
          <table:table-cell table:style-name="TECHNICAL.B1" office:value-type="string">
            <text:p text:style-name="P46">«Insert_Technical_Question_What_Good_#»</text:p>
          </table:table-cell>
          <table:table-cell table:style-name="TECHNICAL.A1" office:value-type="string">
            <text:p text:style-name="P46"/>
          </table:table-cell>
          <table:table-cell table:style-name="TECHNICAL.A1" office:value-type="string">
            <text:p text:style-name="P40">Attachment</text:p>
          </table:table-cell>
        </table:table-row>
      </table:table>
      <text:p text:style-name="P41"/>
      <text:p text:style-name="P11"/>
      <text:h text:style-name="Heading_20_1" text:outline-level="1"><text:bookmark-start text:name="_Toc111820039"/><text:bookmark-start text:name="_Toc111568143"/><text:bookmark-start text:name="_Toc111475181"/><text:bookmark-start text:name="_Toc110266954"/><text:bookmark-start text:name="_Toc96061029"/><text:span text:style-name="Default_20_Paragraph_20_Font"><text:span text:style-name="T11">«Insert_Social_Values_Title»</text:span></text:span><text:bookmark-end text:name="_Toc111820039"/><text:bookmark-end text:name="_Toc111568143"/><text:bookmark-end text:name="_Toc111475181"/><text:bookmark-end text:name="_Toc110266954"/><text:bookmark-end text:name="_Toc96061029"/></text:h>
      <text:p text:style-name="Normal">Guidelines:</text:p>
      <text:list xml:id="list140201073070219" text:continue-numbering="true" text:style-name="L4">
        <text:list-item>
          <text:p text:style-name="P36">You must answer all the following questions</text:p>
        </text:list-item>
        <text:list-item>
          <text:p text:style-name="P36">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column table:style-name="SOCIAL_5f_VALUES.D"/>
        <table:table-column table:style-name="SOCIAL_5f_VALUES.E"/>
        <table:table-column table:style-name="SOCIAL_5f_VALUES.F"/>
        <table:table-row table:style-name="SOCIAL_5f_VALUES.1">
          <table:table-cell table:style-name="SOCIAL_5f_VALUES.A1" office:value-type="string">
            <text:p text:style-name="P44">#</text:p>
          </table:table-cell>
          <table:table-cell table:style-name="SOCIAL_5f_VALUES.B1" office:value-type="string">
            <text:p text:style-name="P45">Question</text:p>
          </table:table-cell>
          <table:table-cell table:style-name="SOCIAL_5f_VALUES.B1" office:value-type="string">
            <text:p text:style-name="P45"><text:span text:style-name="Default_20_Paragraph_20_Font">Additional Detail</text:span></text:p>
          </table:table-cell>
          <table:table-cell table:style-name="SOCIAL_5f_VALUES.B1" office:value-type="string">
            <text:p text:style-name="P45"><text:span text:style-name="Default_20_Paragraph_20_Font">What good looks like</text:span></text:p>
          </table:table-cell>
          <table:table-cell table:style-name="SOCIAL_5f_VALUES.A1" office:value-type="string">
            <text:p text:style-name="P45"/>
          </table:table-cell>
          <table:table-cell table:style-name="SOCIAL_5f_VALUES.A1" office:value-type="string">
            <text:p text:style-name="P45">Response</text:p>
          </table:table-cell>
        </table:table-row>
        <table:table-row table:style-name="TableLine140639460038592">
          <table:table-cell table:style-name="SOCIAL_5f_VALUES.A1" office:value-type="string">
            <text:p text:style-name="P42">1</text:p>
          </table:table-cell>
          <table:table-cell table:style-name="SOCIAL_5f_VALUES.B1" office:value-type="string">
            <text:p text:style-name="P46">«<text:span text:style-name="T21">I</text:span>nsert_SocVal_Question_#»</text:p>
            <text:p text:style-name="P46"/>
          </table:table-cell>
          <table:table-cell table:style-name="SOCIAL_5f_VALUES.B1" office:value-type="string">
            <text:p text:style-name="P46">«<text:span text:style-name="T21">I</text:span>nsert_SocVal_Question_Additional_#»</text:p>
          </table:table-cell>
          <table:table-cell table:style-name="SOCIAL_5f_VALUES.B1" office:value-type="string">
            <text:p text:style-name="P46">«<text:span text:style-name="T21">I</text:span>nsert_SocVal_Question_What_Good_#»</text:p>
          </table:table-cell>
          <table:table-cell table:style-name="SOCIAL_5f_VALUES.A1" office:value-type="string">
            <text:p text:style-name="P46"/>
          </table:table-cell>
          <table:table-cell table:style-name="SOCIAL_5f_VALUES.A1" office:value-type="string">
            <text:p text:style-name="P43"/>
          </table:table-cell>
        </table:table-row>
      </table:table>
      <text:p text:style-name="P49"/>
      <text:p text:style-name="P48"/>
      <text:p text:style-name="P12"><text:bookmark-start text:name="_Toc96061030"/><text:bookmark-start text:name="_Toc110266955"/></text:p>
      <text:h text:style-name="P29" text:outline-level="1"><text:bookmark-start text:name="_Toc111820040"/><text:bookmark-start text:name="_Toc111568144"/><text:bookmark-start text:name="_Toc111475182"/><text:span text:style-name="Default_20_Paragraph_20_Font"><text:span text:style-name="T11">«Insert_Cultural_Fit_Title»</text:span></text:span><text:bookmark-end text:name="_Toc111820040"/><text:bookmark-end text:name="_Toc111568144"/><text:bookmark-end text:name="_Toc111475182"/><text:bookmark-end text:name="_Toc110266955"/><text:bookmark-end text:name="_Toc96061030"/></text:h>
      <text:p text:style-name="Normal"/>
      <text:p text:style-name="Normal">Guidelines:</text:p>
      <text:list xml:id="list140201740047746" text:continue-numbering="true" text:style-name="L4">
        <text:list-item>
          <text:p text:style-name="P36">You must answer all the following questions</text:p>
        </text:list-item>
        <text:list-item>
          <text:p text:style-name="P36">Keep your responses as succinct as possible</text:p>
        </text:list-item>
      </text:list>
      <text:p text:style-name="P51"/>
      <table:table table:name="CULTURAL_FIT" table:style-name="CULTURAL_5f_FIT">
        <table:table-column table:style-name="CULTURAL_5f_FIT.A"/>
        <table:table-column table:style-name="CULTURAL_5f_FIT.B" table:number-columns-repeated="2"/>
        <table:table-column table:style-name="CULTURAL_5f_FIT.D"/>
        <table:table-column table:style-name="CULTURAL_5f_FIT.E"/>
        <table:table-column table:style-name="CULTURAL_5f_FIT.F"/>
        <table:table-row table:style-name="CULTURAL_5f_FIT.1">
          <table:table-cell table:style-name="CULTURAL_5f_FIT.A1" office:value-type="string">
            <text:p text:style-name="P44">#</text:p>
          </table:table-cell>
          <table:table-cell table:style-name="CULTURAL_5f_FIT.B1" office:value-type="string">
            <text:p text:style-name="P45">Question</text:p>
          </table:table-cell>
          <table:table-cell table:style-name="CULTURAL_5f_FIT.B1" office:value-type="string">
            <text:p text:style-name="P45"><text:span text:style-name="Default_20_Paragraph_20_Font">Additional Detail</text:span></text:p>
          </table:table-cell>
          <table:table-cell table:style-name="CULTURAL_5f_FIT.A1" office:value-type="string">
            <text:p text:style-name="P45"><text:span text:style-name="Default_20_Paragraph_20_Font">What good looks like</text:span></text:p>
          </table:table-cell>
          <table:table-cell table:style-name="CULTURAL_5f_FIT.A1" office:value-type="string">
            <text:p text:style-name="P45"/>
          </table:table-cell>
          <table:table-cell table:style-name="CULTURAL_5f_FIT.A1" office:value-type="string">
            <text:p text:style-name="P45">Response</text:p>
          </table:table-cell>
        </table:table-row>
        <table:table-row table:style-name="TableLine140637868921648">
          <table:table-cell table:style-name="CULTURAL_5f_FIT.A1" office:value-type="string">
            <text:p text:style-name="P42">1</text:p>
          </table:table-cell>
          <table:table-cell table:style-name="CULTURAL_5f_FIT.B1" office:value-type="string">
            <text:p text:style-name="P46">«<text:span text:style-name="T22">I</text:span>nsert_CultFit_Question_#»</text:p>
            <text:p text:style-name="P46"/>
          </table:table-cell>
          <table:table-cell table:style-name="CULTURAL_5f_FIT.B1" office:value-type="string">
            <text:p text:style-name="P46">«<text:span text:style-name="T22">I</text:span>nsert_CultFit_Question_Additional_#»</text:p>
          </table:table-cell>
          <table:table-cell table:style-name="CULTURAL_5f_FIT.A1" office:value-type="string">
            <text:p text:style-name="P46">«<text:span text:style-name="T22">I</text:span>nsert_CultFit_Question_What_Good_#»</text:p>
          </table:table-cell>
          <table:table-cell table:style-name="CULTURAL_5f_FIT.A1" office:value-type="string">
            <text:p text:style-name="P43"><text:span text:style-name="Default_20_Paragraph_20_Font"><text:span text:style-name="T9"/></text:span></text:p>
          </table:table-cell>
          <table:table-cell table:style-name="CULTURAL_5f_FIT.A1" office:value-type="string">
            <text:p text:style-name="P43"/>
          </table:table-cell>
        </table:table-row>
      </table:table>
      <text:p text:style-name="P49"/>
      <text:p text:style-name="P48"><text:bookmark-start text:name="_Toc110266957"/><text:bookmark-start text:name="_Toc96061032"/></text:p>
      <text:h text:style-name="P30" text:outline-level="2"><text:bookmark-start text:name="_Toc111820041"/><text:bookmark-start text:name="_Toc111568145"/><text:bookmark-start text:name="_Toc111475183"/>How to complete your 4. Price Schedule<text:bookmark-end text:name="_Toc111820041"/><text:bookmark-end text:name="_Toc111568145"/><text:bookmark-end text:name="_Toc111475183"/><text:bookmark-end text:name="_Toc110266957"/><text:bookmark-end text:name="_Toc96061032"/><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1489039706" text:style-name="L5">
        <text:list-item>
          <text:p text:style-name="P37">Eight (8) hour Working Day; and</text:p>
        </text:list-item>
        <text:list-item>
          <text:p text:style-name="P37">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5">the </text:span></text:span>Crown Commercial Services e-Sourcing Suite.</text:p>
      <text:p text:style-name="Normal">Do not alter, amend or change the format or layout of the 4. Price Schedule.</text:p>
      <text:p text:style-name="P11"/>
      <text:h text:style-name="Heading_20_1" text:outline-level="1"><text:bookmark-start text:name="_Toc95972669"/><text:bookmark-start text:name="_Toc111820042"/><text:bookmark-start text:name="_Toc111568146"/><text:bookmark-start text:name="_Toc111475184"/><text:bookmark-start text:name="_Toc110266958"/><text:bookmark-start text:name="_Toc96061033"/><text:bookmark-end text:name="_Toc92688238"/>Award Criteria<text:bookmark-end text:name="_Toc111820042"/><text:bookmark-end text:name="_Toc111568146"/><text:bookmark-end text:name="_Toc111475184"/><text:bookmark-end text:name="_Toc110266958"/><text:bookmark-end text:name="_Toc96061033"/><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costs, an offer of contract will be formally made.</text:p>
      <text:p text:style-name="Normal"/>
      <text:h text:style-name="Heading_20_2" text:outline-level="2"><text:bookmark-start text:name="_Toc111820043"/><text:bookmark-start text:name="_Toc111568147"/><text:bookmark-start text:name="_Toc111475185"/><text:bookmark-start text:name="_Toc110266959"/><text:bookmark-start text:name="_Toc96061034"/>Award process - What you need to do<text:bookmark-end text:name="_Toc111820043"/><text:bookmark-end text:name="_Toc111568147"/><text:bookmark-end text:name="_Toc111475185"/><text:bookmark-end text:name="_Toc110266959"/><text:bookmark-end text:name="_Toc96061034"/><text:line-break/></text:h>
      <text:list xml:id="list1382584979" text:style-name="L6">
        <text:list-item>
          <text:p text:style-name="P38"><text:span text:style-name="Default_20_Paragraph_20_Font"><text:span text:style-name="T16">Provide the confirmations and affirmations above</text:span></text:span>.</text:p>
        </text:list-item>
        <text:list-item>
          <text:p text:style-name="P38">Write your Bid submission and upload it onto the e-Sourcing portal</text:p>
        </text:list-item>
        <text:list-item>
          <text:p text:style-name="P38">Complete and upload your Price Schedule onto the e-Sourcing portal</text:p>
        </text:list-item>
      </text:list>
      <text:p text:style-name="Normal"/>
      <text:h text:style-name="Heading_20_2" text:outline-level="2"><text:bookmark-start text:name="_Toc111820044"/><text:bookmark-start text:name="_Toc111568148"/><text:bookmark-start text:name="_Toc111475186"/><text:bookmark-start text:name="_Toc110266960"/><text:bookmark-start text:name="_Toc96061035"/>Award process - What we will do<text:bookmark-end text:name="_Toc111820044"/><text:bookmark-end text:name="_Toc111568148"/><text:bookmark-end text:name="_Toc111475186"/><text:bookmark-end text:name="_Toc110266960"/><text:bookmark-end text:name="_Toc96061035"/></text:h>
      <text:p text:style-name="Normal"/>
      <text:h text:style-name="P31" text:outline-level="3"><text:bookmark-start text:name="_Toc111820045"/><text:bookmark-start text:name="_Toc111568149"/><text:bookmark-start text:name="_Toc111475187"/><text:bookmark-start text:name="_Toc110266961"/><text:bookmark-start text:name="_Toc96061036"/>Compliance Check<text:bookmark-end text:name="_Toc111820045"/><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1" text:outline-level="3"><text:bookmark-start text:name="_Toc111820046"/><text:bookmark-start text:name="_Toc111568150"/><text:bookmark-start text:name="_Toc111475188"/><text:bookmark-start text:name="_Toc110266962"/><text:bookmark-start text:name="_Toc96061037"/>Technical Evaluation<text:bookmark-end text:name="_Toc111568150"/><text:bookmark-end text:name="_Toc111475188"/><text:bookmark-end text:name="_Toc110266962"/><text:bookmark-end text:name="_Toc96061037"/> and Commercial Evaluation<text:bookmark-end text:name="_Toc111820046"/></text:h>
      <text:p text:style-name="P25">We will review your proposal. <text:s/>We will only consider if the suggested approach is acceptable and if costs are in line with budget constraints/expectations.</text:p>
      <text:p text:style-name="P25">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p>
      <text:p text:style-name="P25"/>
      <text:h text:style-name="P31" text:outline-level="3"><text:bookmark-start text:name="_Toc111820047"/><text:bookmark-start text:name="_Toc111568153"/><text:bookmark-start text:name="_Toc111475191"/><text:bookmark-start text:name="_Toc110266965"/>Presentations<text:bookmark-end text:name="_Toc111820047"/><text:bookmark-end text:name="_Toc111568153"/><text:bookmark-end text:name="_Toc111475191"/><text:bookmark-end text:name="_Toc110266965"/></text:h>
      <text:p text:style-name="P14"><text:span text:style-name="Default_20_Paragraph_20_Font"><text:span text:style-name="T18">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8">process.</text:span></text:span><text:span text:style-name="Default_20_Paragraph_20_Font"><text:span text:style-name="T8"><text:line-break/></text:span></text:span></text:p>
      <text:h text:style-name="P31" text:outline-level="3"><text:bookmark-start text:name="_Toc111820048"/><text:bookmark-start text:name="_Toc111568154"/><text:bookmark-start text:name="_Toc111475192"/><text:bookmark-start text:name="_Toc110266966"/><text:bookmark-start text:name="_Toc96061040"/>Award<text:bookmark-end text:name="_Toc111820048"/><text:bookmark-end text:name="_Toc111568154"/><text:bookmark-end text:name="_Toc111475192"/><text:bookmark-end text:name="_Toc110266966"/><text:bookmark-end text:name="_Toc96061040"/></text:h>
      <text:p text:style-name="P25">Award will be made to you provided that all parties can meet a mutually agreeable approach that offers value for money.</text:p>
      <text:p text:style-name="P26">We will notify you of award via the e-sourcing suite.</text:p>
      <text:p text:style-name="Normal">We may include a standstill period in which case the successful bidders will be issued an Intention to Award letter with all suppliers notified of the intended outcome.</text:p>
      <text:p text:style-name="Normal"><text:bookmark-end text:name="_Toc95972669"/></text:p>
      <text:h text:style-name="Heading_20_1" text:outline-level="1"><text:bookmark-start text:name="_Toc111820049"/><text:bookmark-start text:name="_Toc111568160"/><text:bookmark-start text:name="_Toc111475198"/><text:bookmark-start text:name="_Toc110266972"/>Further Information<text:bookmark-end text:name="_Toc111820049"/><text:bookmark-end text:name="_Toc111568160"/><text:bookmark-end text:name="_Toc111475198"/><text:bookmark-end text:name="_Toc110266972"/></text:h>
      <text:p text:style-name="P14"><text:span text:style-name="Default_20_Paragraph_20_Font"><text:span text:style-name="T18">All communications will be conducted via the e-sourcing suite, including notification of outcome.</text:span></text:span></text:p>
      <text:p text:style-name="P27"/>
      <text:p text:style-name="P14"><text:span text:style-name="Default_20_Paragraph_20_Font"><text:span text:style-name="T17">We may include a standstill period in which case the successful bidders will be issued an Intention to Award. <text:s/></text:span></text:span><text:span text:style-name="Default_20_Paragraph_20_Font"><text:span text:style-name="T18">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7">"</text:span></text:span></text:p>
      <text:p text:style-name="P27"/>
      <text:p text:style-name="P14"><text:span text:style-name="Default_20_Paragraph_20_Font"><text:span text:style-name="T18">If we are using a Standstill, a Standstill Period of ten (10) calendar days will start, the term Standstill Period is set out in Regulation 87(2) of the Regulations. During this time, you can ask questions that relate to our decision to award.</text:span></text:span></text:p>
      <text:p text:style-name="P8"/>
      <text:p text:style-name="P14"><text:span text:style-name="Default_20_Paragraph_20_Font"><text:span text:style-name="T18">Following the standstill period, and if there are no challenges to our decision, the successful bidder will be formally awarded a contract.</text:span></text:span></text:p>
      <text:p text:style-name="P8"/>
      <text:p text:style-name="P14"><text:span text:style-name="Default_20_Paragraph_20_Font"><text:span text:style-name="T18">The conclusion of a contract may be subject to the provision of due ‘certificates, statements and other means of proof’ where Potential Bidders have, to this point, relied on self-certification</text:span></text:span><text:span text:style-name="Default_20_Paragraph_20_Font"><text:span text:style-name="T17">.</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9T13:48:00Z</meta:creation-date>
    <dc:date>2022-09-14T13:53:35.743901656</dc:date>
    <meta:editing-cycles>8</meta:editing-cycles>
    <meta:editing-duration>PT1H57M27S</meta:editing-duration>
    <meta:document-statistic meta:table-count="6" meta:image-count="0" meta:object-count="0" meta:page-count="11" meta:paragraph-count="175" meta:word-count="1742" meta:character-count="10765" meta:non-whitespace-character-count="9198"/>
    <meta:template xlink:type="simple" xlink:actuate="onRequest" xlink:title="" xlink:href="Normal"/>
  </office:meta>
</office:document-meta>
</file>